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bc76" officeooo:paragraph-rsid="001cbc76"/>
    </style:style>
    <style:style style:name="P2" style:family="paragraph" style:parent-style-name="Text_20_body">
      <style:text-properties officeooo:rsid="00201f5a" officeooo:paragraph-rsid="00201f5a"/>
    </style:style>
    <style:style style:name="P3" style:family="paragraph" style:parent-style-name="Text_20_body">
      <style:text-properties officeooo:rsid="00205d93" officeooo:paragraph-rsid="00205d93"/>
    </style:style>
    <style:style style:name="P4" style:family="paragraph" style:parent-style-name="Text_20_body">
      <style:text-properties officeooo:rsid="00236502" officeooo:paragraph-rsid="00236502"/>
    </style:style>
    <style:style style:name="P5" style:family="paragraph" style:parent-style-name="Text_20_body">
      <style:text-properties officeooo:rsid="00264c8b" officeooo:paragraph-rsid="00264c8b"/>
    </style:style>
    <style:style style:name="P6" style:family="paragraph" style:parent-style-name="Text_20_body">
      <style:text-properties officeooo:rsid="0027f591" officeooo:paragraph-rsid="0027f591"/>
    </style:style>
    <style:style style:name="P7" style:family="paragraph" style:parent-style-name="Text_20_body">
      <style:text-properties officeooo:rsid="00284c7c" officeooo:paragraph-rsid="00284c7c"/>
    </style:style>
    <style:style style:name="P8" style:family="paragraph" style:parent-style-name="Text_20_body">
      <style:text-properties officeooo:rsid="002a2daf" officeooo:paragraph-rsid="002a2daf"/>
    </style:style>
    <style:style style:name="P9" style:family="paragraph" style:parent-style-name="Text_20_body">
      <style:text-properties officeooo:rsid="002a2daf" officeooo:paragraph-rsid="002a7218"/>
    </style:style>
    <style:style style:name="P10" style:family="paragraph" style:parent-style-name="Text_20_body">
      <style:text-properties officeooo:rsid="002b684a" officeooo:paragraph-rsid="002b684a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bc76" officeooo:paragraph-rsid="001cbc76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1f5a" officeooo:paragraph-rsid="00201f5a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6502" officeooo:paragraph-rsid="00236502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7f591" officeooo:paragraph-rsid="0027f591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a2daf" officeooo:paragraph-rsid="002a2daf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a2daf" officeooo:paragraph-rsid="002a7218"/>
    </style:style>
    <style:style style:name="P18" style:family="paragraph" style:parent-style-name="Text_20_body">
      <style:text-properties officeooo:rsid="00264c8b" officeooo:paragraph-rsid="00264c8b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cbc76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bc76" officeooo:paragraph-rsid="001cbc76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05d93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64c8b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84c7c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a2daf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b684a"/>
    </style:style>
    <style:style style:name="P2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4c8b" officeooo:paragraph-rsid="00264c8b"/>
    </style:style>
    <style:style style:name="P29" style:family="paragraph" style:parent-style-name="Heading_20_1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30" style:family="paragraph" style:parent-style-name="Heading_20_1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a2daf"/>
    </style:style>
    <style:style style:name="P31" style:family="paragraph" style:parent-style-name="Heading_20_1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a7218"/>
    </style:style>
    <style:style style:name="P32" style:family="paragraph" style:parent-style-name="Heading_20_2">
      <style:text-properties officeooo:rsid="00284c7c" officeooo:paragraph-rsid="002a2daf"/>
    </style:style>
    <style:style style:name="P33" style:family="paragraph" style:parent-style-name="Heading_20_2">
      <style:text-properties officeooo:rsid="00284c7c" officeooo:paragraph-rsid="002a7218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officeooo:rsid="001e2dc3"/>
    </style:style>
    <style:style style:name="T3" style:family="text">
      <style:text-properties officeooo:rsid="002a2daf"/>
    </style:style>
    <style:style style:name="T4" style:family="text">
      <style:text-properties officeooo:rsid="002a72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HL<text:span text:style-name="T3">5</text:span>: 128, 128, 64, 32, 16</text:h>
      <text:h text:style-name="Heading_20_2" text:outline-level="2">5F</text:h>
      <text:p text:style-name="P1">Vowel:</text:p>
      <text:p text:style-name="P12">Overall acc: 0.89 (+/- 0.00)</text:p>
      <text:p text:style-name="P11">Overall AUC: 0.99 (+/- 0.00)</text:p>
      <text:p text:style-name="P11">Overall f1: 0.89 (+/- 0.00)</text:p>
      <text:p text:style-name="P11">Overall kappa: 0.87 (+/- 0.00)</text:p>
      <text:p text:style-name="P12"/>
      <text:p text:style-name="P12">Epoch 300/300</text:p>
      <text:p text:style-name="P11">1/1 [==============================] - 0s 86ms/step - loss: 0.2085 - accuracy: 0.9322 - auc: 0.9952 - val_loss: 0.3388 - val_accuracy: 0.8994 - val_auc: 0.9872</text:p>
      <text:p text:style-name="P1"/>
      <text:p text:style-name="P1">Word:</text:p>
      <text:p text:style-name="P21">Overall acc: 0.64 (+/- 0.01)</text:p>
      <text:p text:style-name="P11">Overall AUC: 0.91 (+/- 0.00)</text:p>
      <text:p text:style-name="P11">Overall f1: 0.63 (+/- 0.01)</text:p>
      <text:p text:style-name="P11">Overall kappa: 0.57 (+/- 0.01)</text:p>
      <text:p text:style-name="P21"/>
      <text:p text:style-name="P21"/>
      <text:p text:style-name="P21">Epoch 300/300</text:p>
      <text:p text:style-name="P11">1/1 [==============================] - 0s 121ms/step - loss: 0.7681 - accuracy: 0.7282 - auc: 0.9504 - val_loss: 1.0757 - val_accuracy: 0.6305 - val_auc: 0.9062</text:p>
      <text:h text:style-name="Heading_20_2" text:outline-level="2"><text:span text:style-name="T2">5F, </text:span>5T</text:h>
      <text:p text:style-name="P2">Vowel:</text:p>
      <text:p text:style-name="P13">Overall acc: 0.89 (+/- 0.01)</text:p>
      <text:p text:style-name="P11">Overall AUC: 0.98 (+/- 0.00)</text:p>
      <text:p text:style-name="P11">Overall f1: 0.89 (+/- 0.01)</text:p>
      <text:p text:style-name="P11">Overall kappa: 0.87 (+/- 0.01)</text:p>
      <text:p text:style-name="P2"/>
      <text:p text:style-name="P3">Word:</text:p>
      <text:p text:style-name="P23">Overall acc: 0.63 (+/- 0.01)</text:p>
      <text:p text:style-name="P11">Overall AUC: 0.90 (+/- 0.00)</text:p>
      <text:p text:style-name="P11">Overall f1: 0.63 (+/- 0.01)</text:p>
      <text:p text:style-name="P11">Overall kappa: 0.57 (+/- 0.01)</text:p>
      <text:p text:style-name="P3"/>
      <text:h text:style-name="Heading_20_2" text:outline-level="2">5F, 4D</text:h>
      <text:p text:style-name="P4">Vowel:</text:p>
      <text:p text:style-name="P14">Overall acc: 0.89 (+/- 0.00)</text:p>
      <text:p text:style-name="P11">Overall AUC: 0.98 (+/- 0.00)</text:p>
      <text:p text:style-name="P11">Overall f1: 0.89 (+/- 0.00)</text:p>
      <text:p text:style-name="P11">Overall kappa: 0.87 (+/- 0.00)</text:p>
      <text:p text:style-name="P4"/>
      <text:p text:style-name="P5">Word:</text:p>
      <text:p text:style-name="P28"><text:soft-page-break/>Overall acc: 0.64 (+/- 0.01)</text:p>
      <text:p text:style-name="P11">Overall AUC: 0.91 (+/- 0.00)</text:p>
      <text:p text:style-name="P11">Overall f1: 0.64 (+/- 0.01)</text:p>
      <text:p text:style-name="P20"><text:span text:style-name="T1">Overall kappa: 0.58 (+/- 0.01)</text:span></text:p>
      <text:p text:style-name="P24"/>
      <text:p text:style-name="P5"/>
      <text:h text:style-name="Heading_20_2" text:outline-level="2">5F, 5T, 4D</text:h>
      <text:p text:style-name="P6">Vowel:</text:p>
      <text:p text:style-name="P15">Overall acc: 0.89 (+/- 0.00)</text:p>
      <text:p text:style-name="P11">Overall AUC: 0.98 (+/- 0.00)</text:p>
      <text:p text:style-name="P11">Overall f1: 0.89 (+/- 0.00)</text:p>
      <text:p text:style-name="P11">Overall kappa: 0.87 (+/- 0.01)</text:p>
      <text:p text:style-name="P6"/>
      <text:p text:style-name="P7">Word:</text:p>
      <text:p text:style-name="P25">Overall acc: 0.64 (+/- 0.00)</text:p>
      <text:p text:style-name="P11">Overall AUC: 0.90 (+/- 0.00)</text:p>
      <text:p text:style-name="P11">Overall f1: 0.64 (+/- 0.00)</text:p>
      <text:p text:style-name="P11">Overall kappa: 0.58 (+/- 0.00)</text:p>
      <text:p text:style-name="P25"/>
      <text:h text:style-name="P30" text:outline-level="1">HL<text:span text:style-name="T3">6</text:span>: 128, 128, <text:span text:style-name="T3">64, </text:span>64, 32, 16</text:h>
      <text:h text:style-name="P32" text:outline-level="2">5F</text:h>
      <text:p text:style-name="P8">Vowel:</text:p>
      <text:p text:style-name="P16">Overall acc: 0.88 (+/- 0.00)</text:p>
      <text:p text:style-name="P11">Overall AUC: 0.98 (+/- 0.00)</text:p>
      <text:p text:style-name="P11">Overall f1: 0.88 (+/- 0.00)</text:p>
      <text:p text:style-name="P11">Overall kappa: 0.86 (+/- 0.00</text:p>
      <text:p text:style-name="P8"/>
      <text:p text:style-name="P8">Word:</text:p>
      <text:p text:style-name="P26">Overall acc: 0.64 (+/- 0.01)</text:p>
      <text:p text:style-name="P11">Overall AUC: 0.91 (+/- 0.00)</text:p>
      <text:p text:style-name="P11">Overall f1: 0.64 (+/- 0.01)</text:p>
      <text:p text:style-name="P11">Overall kappa: 0.58 (+/- 0.01)</text:p>
      <text:p text:style-name="P26"/>
      <text:p text:style-name="P8"/>
      <text:h text:style-name="P31" text:outline-level="1">HL<text:span text:style-name="T4">4</text:span>: 128,<text:span text:style-name="T3"> </text:span>64, 32, 16</text:h>
      <text:h text:style-name="P33" text:outline-level="2">5F</text:h>
      <text:p text:style-name="P9">Vowel:</text:p>
      <text:p text:style-name="P17">Overall acc: 0.87 (+/- 0.01)</text:p>
      <text:p text:style-name="P11">Overall AUC: 0.98 (+/- 0.00)</text:p>
      <text:p text:style-name="P11">Overall f1: 0.87 (+/- 0.01)</text:p>
      <text:p text:style-name="P11">Overall kappa: 0.85 (+/- 0.01)</text:p>
      <text:p text:style-name="P9"/>
      <text:p text:style-name="P10"><text:soft-page-break/>Word:</text:p>
      <text:p text:style-name="P27">Overall acc: 0.61 (+/- 0.01)</text:p>
      <text:p text:style-name="P11">Overall AUC: 0.90 (+/- 0.00)</text:p>
      <text:p text:style-name="P11">Overall f1: 0.61 (+/- 0.01)</text:p>
      <text:p text:style-name="P11">Overall kappa: 0.54 (+/- 0.01)</text:p>
      <text:p text:style-name="P27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3pt" fo:font-weight="bold" officeooo:rsid="001cbc76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9:52:20.009665974</meta:creation-date>
    <dc:date>2021-04-06T21:18:04.605726083</dc:date>
    <meta:editing-duration>PT2H15M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330" meta:character-count="1868" meta:non-whitespace-character-count="1611"/>
  </office:meta>
</office:document-meta>
</file>